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0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1" style:family="paragraph" style:parent-style-name="Table_20_Contents">
      <style:text-properties style:language-asian="ja" style:country-asian="JP"/>
    </style:style>
    <style:style style:name="P22" style:family="paragraph" style:parent-style-name="Table_20_Contents" style:list-style-name="L1">
      <style:text-properties style:language-asian="ja" style:country-asian="JP"/>
    </style:style>
    <style:style style:name="P23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31" style:family="paragraph" style:parent-style-name="Text_20_body">
      <style:paragraph-properties fo:margin-top="0cm" fo:margin-bottom="0cm" fo:line-height="179%" style:writing-mode="lr-tb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1" style:family="text">
      <style:text-properties fo:color="#3333ff" style:font-name="Arial1" fo:font-size="22pt" fo:font-style="normal" fo:font-weight="normal" fo:background-color="#ffff00" style:font-size-asian="22pt" style:font-size-complex="22pt"/>
    </style:style>
    <style:style style:name="T12" style:family="text">
      <style:text-properties fo:color="#3333ff" style:font-name="Arial1" fo:font-size="22pt" fo:font-style="normal" fo:font-weight="normal" style:font-size-asian="22pt" style:font-size-complex="22pt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5105878371740326975" text:style-name="L1">
              <text:list-item>
                <text:p text:style-name="P22">昨日のお電話のとおり、残業をつけます。</text:p>
              </text:list-item>
              <text:list-item>
                <text:p text:style-name="P22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22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/>
      <text:p text:style-name="P2">-------------------------------------------------------- [<text:span text:style-name="T9">20200209_162556</text:span>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/>
      <text:p text:style-name="P5"/>
      <text:p text:style-name="P11">@@@</text:p>
      <text:p text:style-name="P5"/>
      <text:p text:style-name="P2">-------------------------------------------------------- [<text:span text:style-name="T9">XXXX</text:span>]</text:p>
      <text:p text:style-name="P6">お疲れさまです。</text:p>
      <text:p text:style-name="P6"><text:soft-page-break/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16">2/8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16">ホクシン設備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16">新高円寺プロジェクト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16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>//]</text:p>
      <text:p text:style-name="P5"/>
      <text:p text:style-name="P5"/>
      <text:p text:style-name="P4">-------------------------------------------------------- [STEPS] 20190602_101421</text:p>
      <text:list xml:id="list4887661105494896339" text:style-name="L2">
        <text:list-item>
          <text:p text:style-name="P24">image file</text:p>
          <text:list>
            <text:list-item>
              <text:p text:style-name="P24">copy to : C:\WORKS_2\WS\WS_Others\towa_corpo</text:p>
            </text:list-item>
            <text:list-item>
              <text:p text:style-name="P24">change → file name</text:p>
            </text:list-item>
            <text:list-item>
              <text:p text:style-name="P24">DUP</text:p>
            </text:list-item>
            <text:list-item>
              <text:p text:style-name="P24">open the orig with paint</text:p>
            </text:list-item>
            <text:list-item>
              <text:p text:style-name="P24">change size → 25 % (<office:annotation office:name="__Annotation__14902_534617985"><dc:creator>iwabuchi ken</dc:creator><dc:date>2020-02-03T15:01:30.93</dc:date><text:p text:style-name="P32"><text:span text:style-name="T13">680 ==&gt; about</text:span></text:p></office:annotation>40 %, 680KB~<office:annotation-end office:name="__Annotation__14902_534617985"/>)</text:p>
            </text:list-item>
            <text:list-item>
              <text:p text:style-name="P24">close paint</text:p>
            </text:list-item>
          </text:list>
        </text:list-item>
        <text:list-item>
          <text:p text:style-name="P25">email<text:span text:style-name="T12"> </text:span><text:span text:style-name="T10">###</text:span></text:p>
          <text:list>
            <text:list-item>
              <text:p text:style-name="P25">C – N (new mail)</text:p>
            </text:list-item>
            <text:list-item>
              <text:p text:style-name="P25"><text:soft-page-break/>attach image file</text:p>
            </text:list-item>
            <text:list-item>
              <text:p text:style-name="P25">open in-mail image file</text:p>
            </text:list-item>
            <text:list-item>
              <text:p text:style-name="P25">validate</text:p>
              <text:list>
                <text:list-item>
                  <text:p text:style-name="P25">終了時刻</text:p>
                </text:list-item>
                <text:list-item>
                  <text:p text:style-name="P25">職長サイン</text:p>
                </text:list-item>
              </text:list>
            </text:list-item>
          </text:list>
        </text:list-item>
        <text:list-item>
          <text:p text:style-name="P24">doc</text:p>
          <text:list>
            <text:list-item>
              <text:p text:style-name="P24">prev lines → DUP</text:p>
            </text:list-item>
            <text:list-item>
              <text:p text:style-name="P24">enter data</text:p>
              <text:list>
                <text:list-item>
                  <text:p text:style-name="P24"><text:span text:style-name="T9">作業について</text:span></text:p>
                  <text:list>
                    <text:list-item>
                      <text:p text:style-name="P24">作業日</text:p>
                    </text:list-item>
                    <text:list-item>
                      <text:p text:style-name="P24">発注者</text:p>
                    </text:list-item>
                    <text:list-item>
                      <text:p text:style-name="P24">工事件名</text:p>
                    </text:list-item>
                    <text:list-item>
                      <text:p text:style-name="P25">作業時間</text:p>
                    </text:list-item>
                  </text:list>
                </text:list-item>
                <text:list-item>
                  <text:p text:style-name="P25">タイトル文字列</text:p>
                </text:list-item>
              </text:list>
            </text:list-item>
          </text:list>
        </text:list-item>
        <text:list-item>
          <text:p text:style-name="P19">email</text:p>
          <text:list>
            <text:list-item>
              <text:p text:style-name="P19">C/P</text:p>
              <text:list>
                <text:list-item>
                  <text:p text:style-name="P20">本文</text:p>
                </text:list-item>
                <text:list-item>
                  <text:p text:style-name="P19">subject</text:p>
                </text:list-item>
              </text:list>
            </text:list-item>
            <text:list-item>
              <text:p text:style-name="P20">F6 (“To”) → “yoko” &gt; Ret</text:p>
            </text:list-item>
            <text:list-item>
              <text:p text:style-name="P20">C – Ret (send)</text:p>
            </text:list-item>
            <text:list-item>
              <text:p text:style-name="P20">review → sent mail</text:p>
              <text:list>
                <text:list-item>
                  <text:p text:style-name="P20">送信先</text:p>
                </text:list-item>
                <text:list-item>
                  <text:p text:style-name="P20">日付</text:p>
                  <text:list>
                    <text:list-item>
                      <text:p text:style-name="P20">日報に書いた日付</text:p>
                    </text:list-item>
                    <text:list-item>
                      <text:p text:style-name="P20">メールの「件名」の日付（日報のそれと同じか？）</text:p>
                    </text:list-item>
                  </text:list>
                </text:list-item>
                <text:list-item>
                  <text:p text:style-name="P20">サイン</text:p>
                </text:list-item>
                <text:list-item>
                  <text:p text:style-name="P20"><text:soft-page-break/>時間</text:p>
                </text:list-item>
              </text:list>
            </text:list-item>
          </text:list>
        </text:list-item>
        <text:list-item>
          <text:p text:style-name="P20">doc</text:p>
          <text:list>
            <text:list-item>
              <text:p text:style-name="P20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2-09T16:35:55.41</dc:date>
    <dc:creator>iwabuchi ken</dc:creator>
    <meta:editing-duration>PT6H10M15S</meta:editing-duration>
    <meta:editing-cycles>38</meta:editing-cycles>
    <meta:generator>OpenOffice/4.1.3$Win32 OpenOffice.org_project/413m1$Build-9783</meta:generator>
    <meta:document-statistic meta:table-count="26" meta:image-count="0" meta:object-count="0" meta:page-count="20" meta:paragraph-count="767" meta:word-count="3893" meta:character-count="8068"/>
  </office:meta>
</office:document-meta>
</file>